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end" style:justify-single-word="false" style:writing-mode="rl-tb"/>
      <style:text-properties fo:font-weight="normal" style:font-weight-asian="normal" style:font-weight-complex="normal"/>
    </style:style>
    <style:style style:name="P4" style:family="paragraph" style:parent-style-name="Standard">
      <style:paragraph-properties fo:text-align="start" style:justify-single-word="false" style:writing-mode="lr-tb"/>
      <style:text-properties fo:font-weight="normal" style:font-weight-asian="normal" style:font-weight-complex="normal"/>
    </style:style>
    <style:style style:name="P5" style:family="paragraph" style:parent-style-name="Standard">
      <style:paragraph-properties fo:text-align="start" style:justify-single-word="false" style:writing-mode="lr-tb"/>
      <style:text-properties fo:font-weight="normal" officeooo:paragraph-rsid="000ac565"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Innovative Image Processing Method for Flow Measurement in Open Channels and Rivers</text:p>
      <text:p text:style-name="P2"/>
      <text:p text:style-name="P3">یک روش نوآورانه پردازش تصویر برای اندازه‌گیری جریان در کانال‌های باز و رودخانه‌ها</text:p>
      <text:p text:style-name="P3"/>
      <text:p text:style-name="P4">ABSTRACT</text:p>
      <text:p text:style-name="P4">The discharge parameter, also known as the volumetric flow rate of a fluid, is defined as the water volume passing over the cross-section per unit time. The discharge is one of the most important but </text:p>
      <text:p text:style-name="P5">also the most demanding parameters within the fields of hydrology and hydraulics. There are many different systems available for measuring these variables, however most of them are intrusive (i.e. must be located within the stream). There are some other systems that are non-intrusive, but they are constrained in their relative orientation with respect to the water surface (e.g. radar systems). Image processing methods are a revolutionary measuring technique and possess certain clear advantages since there is no need for expensive installations. Furthermore, they offer more flexibility than other non-intrusive measurements systems. </text:p>
      <text:p text:style-name="P5"><text:tab/>SEBA Hydrometrie GmbH &amp; Co. KG and Photrack AG have developed a new camera-based gauge for both water level and flow velocity detection, which is called “DischargeKeeper”.</text:p>
      <text:p text:style-name="P5"><text:tab/>The DischargeKeeper is a completely new method for the continuous acquisition and</text:p>
      <text:p text:style-name="P5">the volumetric flow rate of a fluid, is storage of flow velocity profile, water level</text:p>
      <text:p text:style-name="P5">defined as the water volume passing over and flow rate of natural water streams,</text:p>
      <text:p text:style-name="P5">the cross-section per unit time. The irrigation and waste water channels. The</text:p>
      <text:p text:style-name="P5">discharge is one of the most important but DischargeKeep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5T17:56:03.679830731</meta:creation-date>
    <dc:date>2023-03-28T12:02:05.560024325</dc:date>
    <meta:editing-duration>PT12M</meta:editing-duration>
    <meta:editing-cycles>4</meta:editing-cycles>
    <meta:generator>LibreOffice/6.4.7.2$Linux_X86_64 LibreOffice_project/40$Build-2</meta:generator>
    <meta:document-statistic meta:table-count="0" meta:image-count="0" meta:object-count="0" meta:page-count="1" meta:paragraph-count="11" meta:word-count="242" meta:character-count="1565" meta:non-whitespace-character-count="1330"/>
  </office:meta>
</office:document-meta>
</file>